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2" style:family="paragraph"/>
    <style:style style:name="T8" style:parent-style-name="DefaultParagraphFont" style:family="text">
      <style:text-properties fo:font-style="italic" style:font-style-asian="italic" style:font-style-complex="italic" fo:language="bs" fo:country="BA"/>
    </style:style>
    <style:style style:name="T9" style:parent-style-name="DefaultParagraphFont" style:family="text">
      <style:text-properties fo:font-style="italic" style:font-style-asian="italic" style:font-style-complex="italic" fo:language="bs" fo:country="BA"/>
    </style:style>
    <style:style style:name="T10" style:parent-style-name="DefaultParagraphFont" style:family="text">
      <style:text-properties fo:font-style="italic" style:font-style-asian="italic" style:font-style-complex="italic" fo:language="bs" fo:country="BA"/>
    </style:style>
    <style:style style:name="T11" style:parent-style-name="DefaultParagraphFont" style:family="text">
      <style:text-properties fo:font-style="italic" style:font-style-asian="italic" style:font-style-complex="italic" fo:language="bs" fo:country="BA"/>
    </style:style>
    <style:style style:name="T12" style:parent-style-name="DefaultParagraphFont" style:family="text">
      <style:text-properties fo:font-style="italic" style:font-style-asian="italic" style:font-style-complex="italic" fo:language="bs" fo:country="BA"/>
    </style:style>
    <style:style style:name="T13" style:parent-style-name="DefaultParagraphFont" style:family="text">
      <style:text-properties fo:font-style="italic" style:font-style-asian="italic" style:font-style-complex="italic" fo:language="bs" fo:country="BA"/>
    </style:style>
    <style:style style:name="T14" style:parent-style-name="DefaultParagraphFont" style:family="text">
      <style:text-properties fo:font-style="italic" style:font-style-asian="italic" style:font-style-complex="italic" fo:language="bs" fo:country="BA"/>
    </style:style>
    <style:style style:name="T15" style:parent-style-name="DefaultParagraphFont" style:family="text">
      <style:text-properties fo:font-style="italic" style:font-style-asian="italic" style:font-style-complex="italic" fo:language="bs" fo:country="BA"/>
    </style:style>
    <style:style style:name="T16" style:parent-style-name="DefaultParagraphFont" style:family="text">
      <style:text-properties fo:font-style="italic" style:font-style-asian="italic" style:font-style-complex="italic" fo:language="bs" fo:country="BA"/>
    </style:style>
    <style:style style:name="T17" style:parent-style-name="DefaultParagraphFont" style:family="text">
      <style:text-properties fo:font-style="italic" style:font-style-asian="italic" style:font-style-complex="italic" fo:language="bs" fo:country="BA"/>
    </style:style>
    <style:style style:name="T18" style:parent-style-name="DefaultParagraphFont" style:family="text">
      <style:text-properties fo:font-style="italic" style:font-style-asian="italic" style:font-style-complex="italic" fo:language="bs" fo:country="BA"/>
    </style:style>
    <style:style style:name="T19" style:parent-style-name="DefaultParagraphFont" style:family="text">
      <style:text-properties fo:font-style="italic" style:font-style-asian="italic" style:font-style-complex="italic" fo:language="bs" fo:country="BA"/>
    </style:style>
    <style:style style:name="T20" style:parent-style-name="DefaultParagraphFont" style:family="text">
      <style:text-properties fo:font-style="italic" style:font-style-asian="italic" style:font-style-complex="italic" fo:language="bs" fo:country="BA"/>
    </style:style>
    <style:style style:name="T21" style:parent-style-name="DefaultParagraphFont" style:family="text">
      <style:text-properties fo:font-style="italic" style:font-style-asian="italic" style:font-style-complex="italic" fo:language="bs" fo:country="BA"/>
    </style:style>
    <style:style style:name="T22" style:parent-style-name="DefaultParagraphFont" style:family="text">
      <style:text-properties fo:font-style="italic" style:font-style-asian="italic" style:font-style-complex="italic" fo:language="bs" fo:country="BA"/>
    </style:style>
    <style:style style:name="T23" style:parent-style-name="DefaultParagraphFont" style:family="text">
      <style:text-properties fo:font-style="italic" style:font-style-asian="italic" style:font-style-complex="italic" fo:language="bs" fo:country="BA"/>
    </style:style>
    <style:style style:name="T24" style:parent-style-name="DefaultParagraphFont" style:family="text">
      <style:text-properties fo:font-style="italic" style:font-style-asian="italic" style:font-style-complex="italic" fo:language="bs" fo:country="BA"/>
    </style:style>
    <style:style style:name="T25" style:parent-style-name="DefaultParagraphFont" style:family="text">
      <style:text-properties fo:font-style="italic" style:font-style-asian="italic" style:font-style-complex="italic" fo:language="bs" fo:country="BA"/>
    </style:style>
    <style:style style:name="T26" style:parent-style-name="DefaultParagraphFont" style:family="text">
      <style:text-properties fo:font-style="italic" style:font-style-asian="italic" style:font-style-complex="italic" fo:language="bs" fo:country="BA"/>
    </style:style>
    <style:style style:name="T27" style:parent-style-name="DefaultParagraphFont" style:family="text">
      <style:text-properties fo:font-style="italic" style:font-style-asian="italic" style:font-style-complex="italic" fo:language="bs" fo:country="BA"/>
    </style:style>
    <style:style style:name="T28" style:parent-style-name="DefaultParagraphFont" style:family="text">
      <style:text-properties fo:font-style="italic" style:font-style-asian="italic" style:font-style-complex="italic" fo:language="bs" fo:country="BA"/>
    </style:style>
    <style:style style:name="T29" style:parent-style-name="DefaultParagraphFont" style:family="text">
      <style:text-properties fo:font-style="italic" style:font-style-asian="italic" style:font-style-complex="italic" fo:language="bs" fo:country="BA"/>
    </style:style>
    <style:style style:name="P30" style:parent-style-name="ListParagraph" style:list-style-name="LFO2" style:family="paragraph"/>
    <style:style style:name="P31" style:parent-style-name="ListParagraph" style:family="paragraph">
      <style:paragraph-properties fo:margin-left="0.75in">
        <style:tab-stops/>
      </style:paragraph-properties>
    </style:style>
    <style:style style:name="P32" style:parent-style-name="ListParagraph" style:list-style-name="LFO2" style:family="paragraph"/>
    <style:style style:name="P33" style:parent-style-name="ListParagraph" style:family="paragraph">
      <style:text-properties fo:font-style="italic" style:font-style-asian="italic" style:font-style-complex="italic"/>
    </style:style>
    <style:style style:name="P34" style:parent-style-name="ListParagraph" style:list-style-name="LFO2" style:family="paragraph"/>
    <style:style style:name="P35" style:parent-style-name="ListParagraph" style:list-style-name="LFO8" style:family="paragraph">
      <style:text-properties fo:font-style="italic" style:font-style-asian="italic" style:font-style-complex="italic"/>
    </style:style>
    <style:style style:name="P36" style:parent-style-name="ListParagraph" style:list-style-name="LFO2" style:family="paragraph"/>
    <style:style style:name="P37" style:parent-style-name="ListParagraph" style:family="paragraph">
      <style:paragraph-properties fo:margin-left="1in">
        <style:tab-stops/>
      </style:paragraph-properties>
    </style:style>
    <style:style style:name="T38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Naida:<text:s/></text:p>
      <text:list text:style-name="LFO1" text:continue-numbering="true">
        <text:list-item>
          <text:p text:style-name="P2">Kakvo je bilo tvoje iskustvo tokom školovanja u našoj školi?</text:p>
        </text:list-item>
        <text:list-item>
          <text:p text:style-name="P3">Imala si mnogobrojnih uspjeha tokom školovanja. Možeš li izdvojiti neke?</text:p>
        </text:list-item>
        <text:list-item>
          <text:p text:style-name="P4">Dalo se primijetiti da si veoma svestrana učenica pa bi nas zanimao različit angažman vannastavnih aktivnosti u našoj školi.</text:p>
        </text:list-item>
        <text:list-item>
          <text:p text:style-name="P5">Dobili smo informaciju da se tvoja interesovanja očituju izvan okvira školskog okruženja. Navedi neka.</text:p>
        </text:list-item>
        <text:list-item>
          <text:p text:style-name="P6">Pošto si završna godina srednje škole, pitanje se postavlja planiraš li dalje nastaviti svoje obrazovanje i u kojem smjeru? I, naravno, imaš li neki savjet da podijeliš sa mlađim generacijama?</text:p>
        </text:list-item>
      </text:list>
      <text:p text:style-name="Normal">Lamija:</text:p>
      <text:list text:style-name="LFO2" text:continue-numbering="true">
        <text:list-item>
          <text:p text:style-name="P7"><text:s/>Mišljenje učenika nam je uvijek dobro došlo. Da li imaš podijeliti neki savjet sa nama o uspjehu u školi?</text:p>
        </text:list-item>
      </text:list>
      <text:p text:style-name="ListParagraph"><text:span text:style-name="T8">-</text:span><text:span text:style-name="T9">Smatram da uspjeh, ne samo u škol</text:span><text:span text:style-name="T10">i,</text:span><text:span text:style-name="T11"><text:s/>već u svim aspektima života ovisi o čvrstoj volji,</text:span><text:span text:style-name="T12"><text:s/></text:span><text:span text:style-name="T13">želji i izgrađenim radnim navikama.</text:span><text:span text:style-name="T14"><text:s/>Uz kontinuiran rad sve je puno lakše postići.<text:s/></text:span><text:span text:style-name="T15">Učenje sa jedinim ciljem ostvarenja dobre ocjene</text:span><text:span text:style-name="T16"><text:s/></text:span><text:span text:style-name="T17">,</text:span><text:span text:style-name="T18">odbojan stav prema školskim obavezama i znanju koje nam</text:span><text:span text:style-name="T19"><text:s/>se</text:span><text:span text:style-name="T20"><text:s/>pruža, i ako to svi često na ovakav način doživimo,</text:span><text:span text:style-name="T21"><text:s/></text:span><text:span text:style-name="T22">ne mogu</text:span><text:span text:style-name="T23"><text:s/>imati</text:span><text:span text:style-name="T24"><text:s/>pozitivan utjecaj na razvijanje naših navika,</text:span><text:span text:style-name="T25"><text:s/></text:span><text:span text:style-name="T26">ličnosti kao ni<text:s/></text:span><text:span text:style-name="T27">dugoročno znanje koje će nam kasnije kroz život biti potrebno. Uz jasno definisan cilj,</text:span><text:span text:style-name="T28"><text:s/></text:span><text:span text:style-name="T29">fokusiranost i aktivan rad doći će sigurno i željeni uspjeh, bilo to u školi, na poslu ili nekom drugom izazovu.</text:span></text:p>
      <text:list text:style-name="LFO2" text:continue-numbering="true">
        <text:list-item>
          <text:p text:style-name="P30">Dobili smo informaciju da si akademski aktivna izvan okvira redovne nastave. Izdvoji nam neke aktivnosti.</text:p>
        </text:list-item>
      </text:list>
      <text:p text:style-name="P31">-Svi mi imamo neke hobije,interesovanja izvan školskih okvira u Kojima na poseban način uživamo <text:s/>i posvetimo se izvan drugih obaveza. Pored interesovanja za taj informatički dio koji razvijamo i u sklopu nastave, ljubitelj sam istraživanja,nauke prvenstveno fizike. Redovno učestvujem na kampovima i eksperimentanim školama fizike koje se održavaju na Prirodno matematičkom univerzitetu u Sarajevu. Tamo imam priliku vidjeti i naučiti dosta toga od kako naših tako i stranih naučnika ali i vidjeti tu posebnu nauku na jedan približniji <text:s/>način nego što to inače imamo priliku na običnoj nastavi kroz realne eksperimente u laboratorijama,analize kretanja,mjerenja i slično.</text:p>
      <text:list text:style-name="LFO2" text:continue-numbering="true">
        <text:list-item>
          <text:p text:style-name="P32">Možeš li nam detaljnije ispričati o tvom učestvovanju u projektu “mladi za čist zrak”?</text:p>
        </text:list-item>
      </text:list>
      <text:p text:style-name="P33">Projekat “Mladi za čist zrak” realizovan je od strane Centra za ekologiju i energiju <text:s/>Tuzla u partnerstvu sa UNICEF-om i cilj ovog projekta je bilo podizanje svijesti o štetnosti zagađenog zraka u našoj zemlji. Učenici iz raznih srednjih škola Tuzle,Ugljevika,Brčkog,Zenice i Sarajeva bili su dio tog projekta uključujući i nas. Glavni cilj našeg zajedničkog druženja i radionica na Kojima smo prisustvovali bio je osnaživanje mladih da predstave mogućnosti svog djelovanja kao i edukacija o ovom iznimno važnom problemu u Bosni i Hercegovini. U sklopu aktivnosti <text:s/>projekta<text:s/><text:soft-page-break/>održali smo uličnu kampanju i okrugli sto na kome su prisustvovali stručnjaci,ekološki aktivisti te drugi predstavnici grada Sarajeva kao i odazvani građani.</text:p>
      <text:p text:style-name="ListParagraph"/>
      <text:p text:style-name="ListParagraph"/>
      <text:list text:style-name="LFO2" text:continue-numbering="true">
        <text:list-item>
          <text:p text:style-name="P34">Da li bi, među svojim interesovanjima, mogla izdvojiti neka kojima posvećuješ vrijeme?</text:p>
        </text:list-item>
      </text:list>
      <text:list text:style-name="LFO8" text:continue-numbering="true">
        <text:list-item>
          <text:p text:style-name="P35">U posljednje vrijeme<text:s/>,pored<text:s/>školskih<text:s/>obaveza,završnih<text:s/>radova<text:s/>i priprema<text:s/>za nadolazeći upis<text:s/>na fakultet, najviše vremena izdvajam na<text:s/>dodatne kurseve i edukacije u oblasti programiranja,web developmenta i dizajna. Mislim da se dosta toga bolje nauči upravo onda kada izdvojimo posebno vrijeme i iskreno se tome posvetimo ali isto tako bitno je znati napraviti predah u pravo vrijeme i ne opteretiti cijelog sebe samo na ovaj aspect života.<text:s/></text:p>
        </text:list-item>
      </text:list>
      <text:list text:style-name="LFO2" text:continue-numbering="true">
        <text:list-item>
          <text:p text:style-name="P36">Kao i obično, u završnoj godini postavljamo pitanje o nastavku tvog obrazovanja.</text:p>
        </text:list-item>
      </text:list>
      <text:p text:style-name="P37">-<text:span text:style-name="T38">Obrazovanje planiram nastaviti na internacionalnom Burch univerzitetu u Sarajevu na odsjeku za informacione tehnologije. Oblast IT-a me je posebno zainteresovala tokom srednjoškolskog obrazovanja i nastojać ću da ostvarim što bolji napredak i naravno znanje koje će mi biti potrebno za daljnje životne izazov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letter-kerning="false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Calibri" style:font-name-asian="Yu Mincho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Yu Mincho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Yu Mincho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Yu Mincho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Calibri" style:font-name-asian="Yu Mincho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nisa Seho</meta:initial-creator>
    <dc:creator>Lamija Fatić</dc:creator>
    <meta:creation-date>2023-05-04T10:34:00Z</meta:creation-date>
    <dc:date>2023-05-04T19:11:00Z</dc:date>
    <meta:template xlink:href="Normal" xlink:type="simple"/>
    <meta:editing-cycles>37</meta:editing-cycles>
    <meta:editing-duration>PT9000S</meta:editing-duration>
    <meta:document-statistic meta:page-count="2" meta:paragraph-count="7" meta:word-count="567" meta:character-count="3797" meta:row-count="26" meta:non-whitespace-character-count="3237"/>
  </office:meta>
</office:document-meta>
</file>